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color="#FF0000"/>
    </style:style>
    <style:style style:name="P2" style:parent-style-name="Normal" style:family="paragraph">
      <style:text-properties fo:color="#156082"/>
    </style:style>
    <style:style style:name="P3" style:parent-style-name="Normal" style:family="paragraph">
      <style:text-properties fo:color="#FF0000"/>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family="paragraph">
      <style:text-properties fo:color="#156082"/>
    </style:style>
    <style:style style:name="P7" style:parent-style-name="Normal" style:list-style-name="LFO2" style:family="paragraph"/>
    <style:style style:name="T8" style:parent-style-name="Policepardéfaut" style:family="text">
      <style:text-properties fo:font-weight="bold" style:font-weight-asian="bold" style:font-weight-complex="bold"/>
    </style:style>
    <style:style style:name="P9" style:parent-style-name="Normal" style:family="paragraph">
      <style:text-properties fo:color="#156082"/>
    </style:style>
    <style:style style:name="P10" style:parent-style-name="Normal" style:list-style-name="LFO3" style:family="paragraph"/>
    <style:style style:name="T11" style:parent-style-name="Policepardéfaut" style:family="text">
      <style:text-properties fo:font-weight="bold" style:font-weight-asian="bold" style:font-weight-complex="bold"/>
    </style:style>
    <style:style style:name="P12" style:parent-style-name="Normal" style:family="paragraph">
      <style:text-properties fo:color="#156082"/>
    </style:style>
    <style:style style:name="P13" style:parent-style-name="Normal" style:list-style-name="LFO4" style:family="paragraph"/>
    <style:style style:name="T14" style:parent-style-name="Policepardéfaut" style:family="text">
      <style:text-properties fo:font-weight="bold" style:font-weight-asian="bold" style:font-weight-complex="bold"/>
    </style:style>
    <style:style style:name="T15" style:parent-style-name="Policepardéfaut" style:family="text">
      <style:text-properties fo:color="#156082"/>
    </style:style>
  </office:automatic-styles>
  <office:body>
    <office:text text:use-soft-page-breaks="true">
      <text:p text:style-name="P1">I-</text:p>
      <text:p text:style-name="Normal">Pour lire le contenu d'un fichier en utilisant une commande qui permet seulement de lire, vous pouvez utiliser la commande cat. Cette commande affiche le contenu d'un fichier directement dans le terminal. Voici comment l'utiliser<text:s/><text:s/>ou<text:s/>Si vous avez besoin de lire un fichier long et souhaitez le faire page par page, vous pouvez utiliser la commande less :</text:p>
      <text:p text:style-name="P2">less nom_du_fichier</text:p>
      <text:p text:style-name="P3">II-</text:p>
      <text:p text:style-name="Normal">Pour afficher différentes parties du fichier .bashrc, vous pouvez utiliser les commandes head et tail. Voici comment procéder :</text:p>
      <text:list text:style-name="LFO1" text:continue-numbering="true">
        <text:list-item>
          <text:p text:style-name="P4"><text:span text:style-name="T5">Afficher les 10 premières lignes du fichier .bashrc</text:span><text:s/>:</text:p>
        </text:list-item>
      </text:list>
      <text:p text:style-name="P6"><text:s text:c="3"/>head -n 10 ~/.bashrc</text:p>
      <text:list text:style-name="LFO2" text:continue-numbering="true">
        <text:list-item>
          <text:p text:style-name="P7"><text:span text:style-name="T8">Afficher les 10 dernières lignes du fichier .bashrc</text:span><text:s/>:</text:p>
        </text:list-item>
      </text:list>
      <text:p text:style-name="P9"><text:s text:c="3"/>tail -n 10 ~/.bashrc</text:p>
      <text:list text:style-name="LFO3" text:continue-numbering="true">
        <text:list-item>
          <text:p text:style-name="P10"><text:span text:style-name="T11">Afficher les 20 premières lignes du fichier .bashrc</text:span><text:s/>:</text:p>
        </text:list-item>
      </text:list>
      <text:p text:style-name="P12"><text:s text:c="3"/>head -n 20 ~/.bashrc</text:p>
      <text:list text:style-name="LFO4" text:continue-numbering="true">
        <text:list-item>
          <text:p text:style-name="P13"><text:span text:style-name="T14">Afficher les 20 dernières lignes du fichier .bashrc</text:span><text:s/>:</text:p>
        </text:list-item>
      </text:list>
      <text:p text:style-name="Normal"><text:s text:c="3"/><text:span text:style-name="T15">tail -n 20 ~/.bashrc</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rrahmane Hamadache</meta:initial-creator>
    <dc:creator>Abderrahmane Hamadache</dc:creator>
    <meta:creation-date>2025-01-06T19:41:00Z</meta:creation-date>
    <dc:date>2025-01-06T20:05:00Z</dc:date>
    <meta:template xlink:href="Normal" xlink:type="simple"/>
    <meta:editing-cycles>1</meta:editing-cycles>
    <meta:editing-duration>PT1440S</meta:editing-duration>
    <meta:document-statistic meta:page-count="1" meta:paragraph-count="1" meta:word-count="126" meta:character-count="824" meta:row-count="5" meta:non-whitespace-character-count="699"/>
  </office:meta>
</office:document-meta>
</file>